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6c78" officeooo:paragraph-rsid="001c6c78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00ccff" loext:char-shading-value="0"/>
    </style:style>
    <style:style style:name="T3" style:family="text">
      <style:text-properties fo:background-color="#ff6600" loext:char-shading-value="0"/>
    </style:style>
    <style:style style:name="T4" style:family="text">
      <style:text-properties fo:background-color="#ff66cc" loext:char-shading-value="0"/>
    </style:style>
    <style:style style:name="T5" style:family="text">
      <style:text-properties fo:background-color="#ffcc00" loext:char-shading-value="0"/>
    </style:style>
    <style:style style:name="T6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</text:p>
      <text:p text:style-name="P1"><text:s/>* (c) EUSS 2013</text:p>
      <text:p text:style-name="P1"><text:s/>*</text:p>
      <text:p text:style-name="P1"><text:s/>* </text:p>
      <text:p text:style-name="P1"><text:s/>* Exemple d'utilització dels timers de la biblioteca librt</text:p>
      <text:p text:style-name="P1"><text:s/>* Crea dos timers que es disparen cada segon de forma alternada</text:p>
      <text:p text:style-name="P1"><text:s/>* Cada cop que es disparen imprimeixen per pantalla un missatge</text:p>
      <text:p text:style-name="P1"><text:s/>* </text:p>
      <text:p text:style-name="P1"><text:s/>* Per compilar: <text:span text:style-name="T1">gcc exemple_timer.c -lrt -lpthread -o timer</text:span></text:p>
      <text:p text:style-name="P1"><text:s/>*/</text:p>
      <text:p text:style-name="P1">#include &lt;pthread.h&gt;</text:p>
      <text:p text:style-name="P1">#include &lt;signal.h&gt;</text:p>
      <text:p text:style-name="P1">#include &lt;sys/time.h&gt;</text:p>
      <text:p text:style-name="P1">#include &lt;stdio.h&gt;</text:p>
      <text:p text:style-name="P1">#include &lt;stdlib.h&gt;</text:p>
      <text:p text:style-name="P1"/>
      <text:p text:style-name="P1">typedef void (timer_callback) (union sigval); /<text:span text:style-name="T1">/No tocar res, copiar tal qua</text:span>l</text:p>
      <text:p text:style-name="P1"/>
      <text:p text:style-name="P1">/* Funció set_timer</text:p>
      <text:p text:style-name="P1"><text:s/>* </text:p>
      <text:p text:style-name="P1"><text:s/>* Crear un timer</text:p>
      <text:p text:style-name="P1"><text:s/>* </text:p>
      <text:p text:style-name="P1"><text:s/>* Paràmetres:</text:p>
      <text:p text:style-name="P1"><text:s/>* timer_id: punter a una estructura de tipus timer_t</text:p>
      <text:p text:style-name="P1"><text:s/>* delay: retard disparament timer (segons)</text:p>
      <text:p text:style-name="P1"><text:s/>* interval: periode disparament timer <text:s/>(segons)</text:p>
      <text:p text:style-name="P1"><text:s/>* func: funció que s'executarà al disparar el timer</text:p>
      <text:p text:style-name="P1"><text:s/>* data: informació que es passarà a la funció func</text:p>
      <text:p text:style-name="P1"><text:s/>* </text:p>
      <text:p text:style-name="P1"><text:s/>* */</text:p>
      <text:p text:style-name="P1">int set_timer(timer_t * timer_id, float delay, float interval, timer_callback * func, void * data) /<text:span text:style-name="T1">/No tocar res, copiar tal qual </text:span></text:p>
      <text:p text:style-name="P1">{</text:p>
      <text:p text:style-name="P1"><text:s text:c="4"/>int status =0;</text:p>
      <text:p text:style-name="P1"><text:s text:c="4"/>struct itimerspec ts;</text:p>
      <text:p text:style-name="P1"><text:s text:c="4"/>struct sigevent se;</text:p>
      <text:p text:style-name="P1"/>
      <text:p text:style-name="P1"><text:s text:c="4"/>se.sigev_notify = SIGEV_THREAD;</text:p>
      <text:p text:style-name="P1"><text:s text:c="4"/>se.sigev_value.sival_ptr = data;</text:p>
      <text:p text:style-name="P1"><text:s text:c="4"/>se.sigev_notify_function = func;</text:p>
      <text:p text:style-name="P1"><text:s text:c="4"/>se.sigev_notify_attributes = NULL;</text:p>
      <text:p text:style-name="P1"/>
      <text:p text:style-name="P1"><text:s text:c="4"/>status = timer_create(CLOCK_REALTIME, &amp;se, timer_id);</text:p>
      <text:p text:style-name="P1"/>
      <text:p text:style-name="P1"><text:s text:c="4"/>ts.it_value.tv_sec = abs(delay);</text:p>
      <text:p text:style-name="P1"><text:s text:c="4"/>ts.it_value.tv_nsec = (delay-abs(delay)) * 1e09;</text:p>
      <text:p text:style-name="P1"><text:s text:c="4"/>ts.it_interval.tv_sec = abs(interval);</text:p>
      <text:p text:style-name="P1"><text:s text:c="4"/>ts.it_interval.tv_nsec = (interval-abs(interval)) * 1e09;</text:p>
      <text:p text:style-name="P1"/>
      <text:p text:style-name="P1"><text:s text:c="4"/>status = timer_settime(*timer_id, 0, &amp;ts, 0);</text:p>
      <text:p text:style-name="P1"><text:s text:c="4"/>return 0;</text:p>
      <text:p text:style-name="P1">}</text:p>
      <text:p text:style-name="P1"><text:soft-page-break/></text:p>
      <text:p text:style-name="P1">void <text:span text:style-name="T2">callback</text:span>(union sigval si) //Es la funcion que crida el timer, fer la funcio que ens demanin</text:p>
      <text:p text:style-name="P1">{</text:p>
      <text:p text:style-name="P1"><text:s text:c="4"/>char * msg = (char *) si.sival_ptr;</text:p>
      <text:p text:style-name="P1"><text:s text:c="4"/></text:p>
      <text:p text:style-name="P1"><text:s text:c="4"/>printf("%s\n",msg);</text:p>
      <text:p text:style-name="P1">}</text:p>
      <text:p text:style-name="P1"/>
      <text:p text:style-name="P1">int main(int argc, char ** argv)</text:p>
      <text:p text:style-name="P1">{</text:p>
      <text:p text:style-name="P1"/>
      <text:p text:style-name="P1"><text:s text:c="4"/>timer_t <text:span text:style-name="T3">tick</text:span>; //declarem el timer,cada timer ha de estar declarat amb variable timer_t</text:p>
      <text:p text:style-name="P1"><text:s text:c="4"/>timer_t <text:span text:style-name="T3">tock</text:span>;</text:p>
      <text:p text:style-name="P1"/>
      <text:p text:style-name="P1"><text:s text:c="4"/>set_timer(&amp;<text:span text:style-name="T3">tick</text:span>, <text:span text:style-name="T4">1</text:span>, <text:span text:style-name="T5">1</text:span>, <text:span text:style-name="T2">callback</text:span>, (void *) "tick" ); </text:p>
      <text:p text:style-name="P1"><text:s text:c="4"/>set_timer(&amp;<text:span text:style-name="T3">tock</text:span>, <text:span text:style-name="T4">1.5</text:span>, <text:span text:style-name="T5">1</text:span>, <text:span text:style-name="T2">callback</text:span>, (void *) "tock" ); // el 1.5 es el delay quan començara, el 1 es cada quan s'executara la funcion callback, en aquesta cas 1s</text:p>
      <text:p text:style-name="P1"><text:s text:c="4"/>getchar();</text:p>
      <text:p text:style-name="P1"/>
      <text:p text:style-name="P1"><text:s text:c="4"/>return 0;</text:p>
      <text:p text:style-name="P1">}</text:p>
      <text:p text:style-name="P1"/>
      <text:p text:style-name="P1">//<text:span text:style-name="T4">al cap de quants segons es posara en marxa el timer</text:span></text:p>
      <text:p text:style-name="P1"><text:span text:style-name="T6">//</text:span><text:span text:style-name="T5">temps propi del timer, cada quants (s) s’executara la funcion callbac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13:29:11.267121903</meta:creation-date>
    <dc:date>2019-01-13T13:31:54.461696743</dc:date>
    <meta:editing-duration>PT2M47S</meta:editing-duration>
    <meta:editing-cycles>1</meta:editing-cycles>
    <meta:generator>LibreOffice/5.2.7.2$Linux_ARM_EABI LibreOffice_project/20m0$Build-2</meta:generator>
    <meta:document-statistic meta:table-count="0" meta:image-count="0" meta:object-count="0" meta:page-count="2" meta:paragraph-count="62" meta:word-count="309" meta:character-count="2092" meta:non-whitespace-character-count="1724"/>
  </office:meta>
</office:document-meta>
</file>